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Contents_20_2">
      <style:paragraph-properties>
        <style:tab-stops>
          <style:tab-stop style:position="0.3937in"/>
          <style:tab-stop style:position="5.6098in" style:type="right" style:leader-style="dotted" style:leader-text="."/>
        </style:tab-stops>
      </style:paragraph-properties>
    </style:style>
    <style:style style:name="P7" style:family="paragraph" style:parent-style-name="Contents_20_1">
      <style:paragraph-properties>
        <style:tab-stops>
          <style:tab-stop style:position="0.3937in"/>
          <style:tab-stop style:position="6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E</text:p>
      <text:p text:style-name="P2"/>
      <text:p text:style-name="P3">Hahmottelua</text:p>
      <text:p text:style-name="Standard"/>
      <text:p text:style-name="Standard"/>
      <text:p text:style-name="P4">Markus Koskimies</text:p>
      <text:p text:style-name="P4"><text:a xlink:type="simple" xlink:href="../mkoskim@gmail.com">mkoskim@gmail.com</text:a></text:p>
      <text:p text:style-name="P4"><text:a xlink:type="simple" xlink:href="http://mkoskim.drivehq.com/">http://mkoskim.drivehq.com</text:a></text:p>
      <text:p text:style-name="P4"/>
      <text:p text:style-name="P4">Versio 0.1</text:p>
      <text:p text:style-name="Standard"/>
      <text:p text:style-name="Text_20_body"/>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3902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7">1<text:tab/>Johdanto<text:tab/>2</text:p>
          <text:p text:style-name="P7">2<text:tab/>Sekalaista<text:tab/>3</text:p>
          <text:p text:style-name="P6">2.1<text:tab/>Metateksti (synopsis, kommentit)<text:tab/>3</text:p>
          <text:p text:style-name="P7">3<text:tab/>Jatkuva näkymä<text:tab/>4</text:p>
          <text:p text:style-name="P7">4<text:tab/>Importtaus / eksporttaus<text:tab/>5</text:p>
          <text:p text:style-name="P7">5<text:tab/>Suuremmat projektit<text:tab/>6</text:p>
        </text:index-body>
      </text:table-of-content>
      <text:p text:style-name="P5"/>
      <text:p text:style-name="P5"/>
      <text:h text:style-name="Heading_20_1" text:outline-level="1">Johdanto</text:h>
      <text:p text:style-name="Text_20_body">Tässä dokumentissa kaikenlaista hahmottelua ominaisuuksista ja tulevaisuudesta.</text:p>
      <text:p text:style-name="Text_20_body"/>
      <text:h text:style-name="Heading_20_1" text:outline-level="1">Sekalaista</text:h>
      <text:p text:style-name="Text_20_body">…</text:p>
      <text:p text:style-name="Text_20_body"/>
      <text:h text:style-name="Heading_20_2" text:outline-level="2">Metateksti (synopsis, kommentit)</text:h>
      <text:p text:style-name="Text_20_body">Jollain tavalla pitäisi pyrkiä sellaista tilannetta kohti, että tätä olisi mahdollisimman vähän. Kyllähän sitä tietysti tarvitaan, mutta jollain tavalla olisi hienoa, jos metatekstin saisi mahdollisimman suurelta osilta käytettäväksi itse tekstissä.</text:p>
      <text:p text:style-name="Text_20_body">Nykyisessä systeemissä on omat huonot puolensa. Itse en pidä lainkaan editointilaatikon alla olevasta notebookista, jossa on omat sivunsa synopsikselle, konfliktille ja kommenteille.</text:p>
      <text:p text:style-name="Text_20_body">Jotenkin homma pitäisi saada toimimaan helpommin. Synopsis olisi kiva saada näkymään kohtauksen alussa. Kommentit olisi hyvä saada näkymään siellä, minne ne kuuluvat.</text:p>
      <text:p text:style-name="Text_20_body"/>
      <text:p text:style-name="Text_20_body">Pitäisikö koettaa hyödyntää ”liiskattua puskuria” enemmänkin? Sitähän voisi ehkä käyttää esimerkiksi synopsisten editoimisessa.</text:p>
      <text:p text:style-name="Text_20_body"/>
      <text:p text:style-name="Text_20_body">GroupItem:ien kanssa voisi harkita sitä, että editointiruudussa on myös lasten metadata editoitavana.</text:p>
      <text:p text:style-name="Text_20_body"/>
      <text:h text:style-name="Heading_20_1" text:outline-level="1">Jatkuva näkymä</text:h>
      <text:p text:style-name="Text_20_body">Päämääränä olisi jotakuinkin sellainen tilanne, että jatkuvassa näkymässä tekstiä voisi kirjoittaa lähes yhtä helposti kuin tavallisella editorilla (tekstieditori, Office, Google Docs).</text:p>
      <text:p text:style-name="Text_20_body">Kaikkein parasta olisi tietysti se, jos saisi aikaan sellaisen TextViewin, joka voisi näyttää yhtä aikaa useampaa puskuria. Mutta voi olla, ettei sellaista saa aikaan Python+GTK -yhdistelmällä.</text:p>
      <text:p text:style-name="Text_20_body">Joka tapauksessa pitäisi päästä lähemmäs sitä, että jatkuvassa moodissa teksti näyttää aika tavalla siltä, jolta se näyttäisi valmiina.</text:p>
      <text:h text:style-name="Heading_20_1" text:outline-level="1">Importtaus / eksporttaus</text:h>
      <text:p text:style-name="Text_20_body">Eri formaateissa olevien tarinoiden tuomista sisään pitäisi helpottaa. Samoin pitäisi edesauttaa sitä, että tarvittaessa voi vaihtaa editorikseen jonkin toisen ohjelman MOE:n sijaan.</text:p>
      <text:p text:style-name="Text_20_body"/>
      <text:p text:style-name="Text_20_body">RTF. Puhdas ASCII.</text:p>
      <text:p text:style-name="Text_20_body"/>
      <text:p text:style-name="Text_20_body">YWriter/Scrivener.</text:p>
      <text:p text:style-name="Text_20_body"/>
      <text:p text:style-name="Text_20_body">Drag'n'drop. Tässä ongelmana on rivinvaihdot, niistä pitäisi tietää, että onko käytössä yksittäinen vai tupla erottamassa kappaleita.</text:p>
      <text:p text:style-name="Text_20_body"/>
      <text:p text:style-name="Text_20_body">EXPORT. Voisi olla kyllä todella kiva koettaa saada MOE:sta vähän yleiskäyttöisempi ”monipalaeditori”, tarkoittaen sitä, että sillä voisi kirjoittaa vaikkapa gradua tai väitöskirjaa.</text:p>
      <text:p text:style-name="Text_20_body"/>
      <text:h text:style-name="Heading_20_1" text:outline-level="1">Suuremmat projektit</text:h>
      <text:p text:style-name="Text_20_body">Tagit.</text:p>
      <text:p text:style-name="Text_20_body"/>
      <text:p text:style-name="Text_20_body">Dokumenttien linkkaus. Pitää kuitenkin muistaa, että MOE-tiedoston kohtaus on lähtökohtaisesti aina uniikki, se esiintyy vain kerran ja vain yhdessä tiedostossa.</text:p>
      <text:p text:style-name="Text_20_body"/>
      <text:h text:style-name="Heading_20_2" text:outline-level="2">Tagit</text:h>
      <text:p text:style-name="Text_20_body">Tagien idea olisi tukea rinnakkaisten juonten toteuttamista. Tagi voi olla periaatteessa mitä tahansa. Esimerkiksi Dinan tarinassa voisi tageina olla ”lapset” ja ”romanssit”, niin, että vaikka nämä kaarteet limitetään, ne saa näkyville myös yksinään.</text:p>
      <text:p text:style-name="Text_20_body">Jokaista tag-kohtaus -paria varten pitäisi olla mahdollista kirjoittaa lyhyt synopsis.</text:p>
      <text:p text:style-name="Text_20_body">Lisäksi tag on pystyttävä nimeämään, ja sille pitäisi pystyä tallentamaan muutakin metadata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1in"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in" fo:margin-bottom="0.2in" fo:keep-with-next="always"/>
      <style:text-properties style:font-name="Liberation Sans1"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5in" fo:margin-bottom="0.2in" fo:keep-with-next="always"/>
      <style:text-properties style:font-name="Liberation Sans1"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3902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7799in" fo:margin-right="0in" fo:margin-top="0in" fo:margin-bottom="0in" fo:text-indent="0in" style:auto-text-indent="false">
        <style:tab-stops>
          <style:tab-stop style:position="5.607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5in"/>
      </text:outline-level-style>
      <text:outline-level-style text:level="2" style:num-format="1" text:display-levels="2">
        <style:list-level-properties text:min-label-width="0.75in"/>
      </text:outline-level-style>
      <text:outline-level-style text:level="3" style:num-format="1" text:display-levels="3">
        <style:list-level-properties text:min-label-width="0.7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3-27T13:31:36</meta:creation-date>
    <dc:date>2014-08-08T03:21:58</dc:date>
    <dc:language>fi-FI</dc:language>
    <meta:editing-cycles>252</meta:editing-cycles>
    <meta:editing-duration>P14DT9H3M34S</meta:editing-duration>
    <meta:document-statistic meta:table-count="0" meta:image-count="0" meta:object-count="0" meta:page-count="6" meta:paragraph-count="40" meta:word-count="367" meta:character-count="2902" meta:non-whitespace-character-count="2902"/>
    <meta:user-defined meta:name="Info 1"/>
    <meta:user-defined meta:name="Info 2"/>
    <meta:user-defined meta:name="Info 3"/>
    <meta:user-defined meta:name="Info 4"/>
  </office:meta>
</office:document-meta>
</file>